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61e73" officeooo:paragraph-rsid="00161e73"/>
    </style:style>
    <style:style style:name="P3" style:family="paragraph" style:parent-style-name="Standard">
      <style:text-properties officeooo:rsid="001ca72b" officeooo:paragraph-rsid="001ca72b"/>
    </style:style>
    <style:style style:name="P4" style:family="paragraph" style:parent-style-name="Standard">
      <style:text-properties officeooo:rsid="001e32d3" officeooo:paragraph-rsid="001e32d3"/>
    </style:style>
    <style:style style:name="P5" style:family="paragraph" style:parent-style-name="Standard">
      <style:text-properties officeooo:rsid="0027737d" officeooo:paragraph-rsid="0027737d"/>
    </style:style>
    <style:style style:name="P6" style:family="paragraph" style:parent-style-name="Standard">
      <style:text-properties officeooo:paragraph-rsid="0027737d"/>
    </style:style>
    <style:style style:name="P7" style:family="paragraph" style:parent-style-name="Standard">
      <style:paragraph-properties fo:margin-left="0.4898in" fo:margin-right="0in" fo:text-indent="0in" style:auto-text-indent="false"/>
    </style:style>
    <style:style style:name="P8" style:family="paragraph" style:parent-style-name="Standard" style:list-style-name="L1">
      <style:text-properties officeooo:rsid="0027737d" officeooo:paragraph-rsid="0027737d"/>
    </style:style>
    <style:style style:name="P9" style:family="paragraph" style:parent-style-name="Title" style:master-page-name="Standard">
      <style:paragraph-properties fo:text-align="center" style:justify-single-word="false" style:page-number="auto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1">
      <style:text-properties fo:language="en" fo:country="US"/>
    </style:style>
    <style:style style:name="P12" style:family="paragraph" style:parent-style-name="List_20_Paragraph" style:list-style-name="WWNum2">
      <style:text-properties fo:language="en" fo:country="US"/>
    </style:style>
    <style:style style:name="P13" style:family="paragraph" style:parent-style-name="List_20_Paragraph" style:list-style-name="WWNum2"/>
    <style:style style:name="T1" style:family="text">
      <style:text-properties fo:language="en" fo:country="US"/>
    </style:style>
    <style:style style:name="T2" style:family="text">
      <style:text-properties officeooo:rsid="001e32d3"/>
    </style:style>
    <style:style style:name="T3" style:family="text">
      <style:text-properties officeooo:rsid="002dd8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r</text:span><text:bookmark text:name="_GoBack"/><text:span text:style-name="T1">oject Enjoy Møte Referat</text:span></text:p>
      <text:p text:style-name="Standard">Hvor: UiA, A2026</text:p>
      <text:p text:style-name="Standard">Når: 17.Oktober 2016, 10.00 – <text:span text:style-name="T3">13.00</text:span></text:p>
      <text:p text:style-name="Standard">Hvem: Kristoffer, Martin, Vebjørn og Vetle</text:p>
      <text:p text:style-name="Standard">Hva: </text:p>
      <text:list xml:id="list1682649534605452384" text:style-name="WWNum1">
        <text:list-item>
          <text:p text:style-name="P10">Vetle har laget et forslag til bakgrunnen for spillet. </text:p>
        </text:list-item>
        <text:list-item>
          <text:p text:style-name="P10">Vi har blitt enig om å bruke navnet Lost in Time. </text:p>
        </text:list-item>
      </text:list>
      <text:p text:style-name="Standard"/>
      <text:list xml:id="list124151402623931" text:continue-numbering="true" text:style-name="WWNum1">
        <text:list-item>
          <text:p text:style-name="P10">Begynner å sette opp det mest generelle av koding som vi må gjøre. </text:p>
        </text:list-item>
      </text:list>
      <text:p text:style-name="List_20_Paragraph"/>
      <text:list xml:id="list124151666782818" text:continue-numbering="true" text:style-name="WWNum1">
        <text:list-item>
          <text:p text:style-name="P10">Enkelt map level for testing</text:p>
        </text:list-item>
      </text:list>
      <text:p text:style-name="List_20_Paragraph"/>
      <text:list xml:id="list124152784049821" text:continue-numbering="true" text:style-name="WWNum1">
        <text:list-item>
          <text:p text:style-name="P10">Vi velger å bruke Tiles/Sprites</text:p>
        </text:list-item>
        <text:list-item>
          <text:p text:style-name="P10">Felles objekt klasse for spiller/NPC (med animasjon) -&gt; Mal for oppsett</text:p>
          <text:list>
            <text:list-item>
              <text:p text:style-name="P10">Gå fram og tilbake</text:p>
            </text:list-item>
            <text:list-item>
              <text:p text:style-name="P10">Hoppe</text:p>
            </text:list-item>
            <text:list-item>
              <text:p text:style-name="P10">Gravitasjon/dette ned</text:p>
            </text:list-item>
            <text:list-item>
              <text:p text:style-name="P10">Health</text:p>
            </text:list-item>
          </text:list>
        </text:list-item>
        <text:list-item>
          <text:p text:style-name="P10">SFML/Tile-maps</text:p>
        </text:list-item>
        <text:list-item>
          <text:p text:style-name="P10">Intro meny(New game/Load game)</text:p>
        </text:list-item>
        <text:list-item>
          <text:p text:style-name="P10">Restart knapp / Exit knapp</text:p>
        </text:list-item>
        <text:list-item>
          <text:p text:style-name="P10">Optimalisering</text:p>
        </text:list-item>
        <text:list-item>
          <text:p text:style-name="P11">Minimal main/ryddig kode</text:p>
        </text:list-item>
        <text:list-item>
          <text:p text:style-name="P11">Gamestates</text:p>
        </text:list-item>
      </text:list>
      <text:p text:style-name="P1"/>
      <text:p text:style-name="P1">Klasser/Header:</text:p>
      <text:list xml:id="list4790077746170858174" text:style-name="WWNum2">
        <text:list-item>
          <text:p text:style-name="P12">Main</text:p>
        </text:list-item>
        <text:list-item>
          <text:p text:style-name="P12">App</text:p>
        </text:list-item>
        <text:list-item>
          <text:p text:style-name="P12">Config</text:p>
        </text:list-item>
        <text:list-item>
          <text:p text:style-name="P12">Character </text:p>
          <text:list>
            <text:list-item>
              <text:p text:style-name="P12">Player</text:p>
            </text:list-item>
            <text:list-item>
              <text:p text:style-name="P12">NPC</text:p>
            </text:list-item>
          </text:list>
        </text:list-item>
        <text:list-item>
          <text:p text:style-name="P12">Gamestates</text:p>
        </text:list-item>
        <text:list-item>
          <text:p text:style-name="P12">Physics</text:p>
        </text:list-item>
        <text:list-item>
          <text:p text:style-name="P12">HUD</text:p>
        </text:list-item>
        <text:list-item>
          <text:p text:style-name="P12">Sounds</text:p>
        </text:list-item>
        <text:list-item>
          <text:p text:style-name="P12">Graphics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Programmerings regler:</text:p>
      <text:list xml:id="list124152960198866" text:continue-numbering="true" text:style-name="WWNum2">
        <text:list-item>
          <text:p text:style-name="P12">God kommentering</text:p>
        </text:list-item>
        <text:list-item>
          <text:p text:style-name="P12">Tabs</text:p>
        </text:list-item>
        <text:list-item>
          <text:p text:style-name="P13">Stor bokstav på klasser og funksjoner som vi lager selv</text:p>
        </text:list-item>
        <text:list-item>
          <text:p text:style-name="P13">Utfyllende navn</text:p>
        </text:list-item>
        <text:list-item>
          <text:p text:style-name="P13">Engelsk</text:p>
        </text:list-item>
      </text:list>
      <text:p text:style-name="P7">For()</text:p>
      <text:p text:style-name="P7">{</text:p>
      <text:list xml:id="list124151623161480" text:continue-numbering="true" text:style-name="WWNum2">
        <text:list-item>
          <text:p text:style-name="P13">W,D,Space</text:p>
        </text:list-item>
        <text:list-item>
          <text:p text:style-name="P13"/>
        </text:list-item>
      </text:list>
      <text:p text:style-name="P2">Mapper Inndeling:</text:p>
      <text:p text:style-name="P3">Framework: Math, Random, Utility, Assets, Graphics, Window, Audio</text:p>
      <text:p text:style-name="P3">Player: Score, input, collision, skill, inventory</text:p>
      <text:p text:style-name="P3">Map: <text:span text:style-name="T2">Area, town, NPC, abstract Map</text:span></text:p>
      <text:p text:style-name="P4">Enemy: Abstract Enemy, Creep, Boss, BaseAI</text:p>
      <text:p text:style-name="P4">State: Introscreen, MainMenu, LoginScreen, Game, PauseMenu</text:p>
      <text:p text:style-name="P4">Interface: Button, Text, inputBox</text:p>
      <text:p text:style-name="P4"/>
      <text:list xml:id="list4816561626466584351" text:style-name="L1">
        <text:list-item>
          <text:p text:style-name="P8">Setter opp issue for gamestates</text:p>
        </text:list-item>
      </text:list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nb" fo:country="NO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2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libri2" style:font-family-asian="Calibri" style:font-family-generic-asian="system" style:font-pitch-asian="variable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offer Magelssen</meta:initial-creator>
    <meta:editing-cycles>19</meta:editing-cycles>
    <meta:creation-date>2016-10-17T08:12:00</meta:creation-date>
    <dc:date>2016-10-17T12:41:50.917546727</dc:date>
    <meta:editing-duration>PT1H11M25S</meta:editing-duration>
    <meta:generator>LibreOffice/5.1.4.2$Linux_X86_64 LibreOffice_project/10m0$Build-2</meta:generator>
    <meta:document-statistic meta:table-count="0" meta:image-count="0" meta:object-count="0" meta:page-count="2" meta:paragraph-count="51" meta:word-count="207" meta:character-count="1173" meta:non-whitespace-character-count="10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